
<file path=META-INF/manifest.xml><?xml version="1.0" encoding="utf-8"?>
<manifest:manifest xmlns:manifest="urn:oasis:names:tc:opendocument:xmlns:manifest:1.0">
  <manifest:file-entry manifest:media-type="application/vnd.oasis.opendocument.text-template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Verdana" svg:font-family="Verdana"/>
    <style:font-face style:name="Consolas" svg:font-family="Consolas" style:font-family-generic="modern" style:font-pitch="fixed"/>
    <style:font-face style:name="Consolas1" svg:font-family="Consolas" style:font-adornments="Обычный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ext_20_body" style:list-style-name="L1">
      <style:text-properties fo:language="ru" fo:country="RU"/>
    </style:style>
    <style:style style:name="P5" style:family="paragraph" style:parent-style-name="Text_20_body" style:list-style-name="L3">
      <style:text-properties fo:language="ru" fo:country="RU"/>
    </style:style>
    <style:style style:name="P6" style:family="paragraph" style:parent-style-name="Text_20_body" style:list-style-name="L1">
      <style:text-properties fo:language="en" fo:country="US"/>
    </style:style>
    <style:style style:name="P7" style:family="paragraph" style:parent-style-name="Text_20_body" style:list-style-name="L2">
      <style:text-properties fo:language="en" fo:country="US"/>
    </style:style>
    <style:style style:name="P8" style:family="paragraph" style:parent-style-name="Text_20_body" style:list-style-name="L4">
      <style:text-properties fo:language="en" fo:country="US"/>
    </style:style>
    <style:style style:name="P9" style:family="paragraph" style:parent-style-name="Text_20_body" style:list-style-name="L5">
      <style:text-properties fo:language="en" fo:country="US"/>
    </style:style>
    <style:style style:name="P10" style:family="paragraph" style:parent-style-name="Text_20_body" style:list-style-name="L2"/>
    <style:style style:name="P11" style:family="paragraph" style:parent-style-name="Text_20_body" style:list-style-name="L4"/>
    <style:style style:name="P12" style:family="paragraph" style:parent-style-name="Text_20_body" style:list-style-name="L6"/>
    <style:style style:name="P13" style:family="paragraph" style:parent-style-name="Heading_20_1">
      <style:text-properties fo:language="ru" fo:country="RU"/>
    </style:style>
    <style:style style:name="P14" style:family="paragraph" style:parent-style-name="Heading_20_1">
      <style:text-properties fo:language="en" fo:country="US"/>
    </style:style>
    <style:style style:name="P15" style:family="paragraph" style:parent-style-name="Preformatted_20_Text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800000" fo:language="ru" fo:country="RU"/>
    </style:style>
    <style:style style:name="T5" style:family="text">
      <style:text-properties fo:color="#008000" fo:language="ru" fo:country="RU"/>
    </style:style>
    <style:style style:name="T6" style:family="text">
      <style:text-properties fo:color="#ff0000"/>
    </style:style>
    <style:style style:name="T7" style:family="text">
      <style:text-properties fo:color="#ff0000" fo:language="ru" fo:country="RU"/>
    </style:style>
    <style:style style:name="T8" style:family="text">
      <style:text-properties fo:color="#ff0000" fo:language="en" fo:country="US"/>
    </style:style>
    <style:style style:name="T9" style:family="text">
      <style:text-properties fo:color="#00ff00" fo:language="ru" fo:country="RU"/>
    </style:style>
    <style:style style:name="T10" style:family="text">
      <style:text-properties fo:color="#00ae00"/>
    </style:style>
    <style:style style:name="T11" style:family="text">
      <style:text-properties fo:color="#00ae00" fo:language="ru" fo:country="RU"/>
    </style:style>
    <style:style style:name="T12" style:family="text">
      <style:text-properties fo:color="#00ae00"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EngineBundle</text:h>
      <text:p text:style-name="P1"/>
      <text:h text:style-name="P14" text:outline-level="1">Theme</text:h>
      <text:p text:style-name="P1">Пути поиска шаблонов:</text:p>
      <text:list xml:id="list20655331" text:style-name="L1">
        <text:list-item>
          <text:p text:style-name="P4">/<text:span text:style-name="T1">web/theme/views/</text:span></text:p>
        </text:list-item>
        <text:list-item>
          <text:p text:style-name="P6">/app/Resources/</text:p>
        </text:list-item>
        <text:list-item>
          <text:p text:style-name="P6">/path/to/bundle_or_module/views/</text:p>
        </text:list-item>
      </text:list>
      <text:h text:style-name="P14" text:outline-level="1">Environment</text:h>
      <text:p text:style-name="P2"/>
      <text:h text:style-name="P14" text:outline-level="1">NodeMapper</text:h>
      <text:p text:style-name="P1">Конструктор </text:p>
      <text:h text:style-name="P14" text:outline-level="1">Security</text:h>
      <text:p text:style-name="P1">Система безопасности.</text:p>
      <text:p text:style-name="P1">По умолчанинию права на все действия запрещены.</text:p>
      <text:p text:style-name="P1">Но в движке можно переопределить значение по умолчанию </text:p>
      <text:p text:style-name="Preformatted_20_Text">$this-&gt;Security-&gt;isGranted('folder', 'read');</text:p>
      <text:p text:style-name="Preformatted_20_Text">$this-&gt;get('engine.security')-&gt;isGranted('ROLE_USER');</text:p>
      <text:p text:style-name="Preformatted_20_Text">$this-&gt;get('engine.permissions')-&gt;isGranted('ROLE_USER');</text:p>
      <text:p text:style-name="P1"/>
      <text:p text:style-name="P1">У симфони есть собственная система прав доступа, она же может предоставлять структуру иерархии ролей. Секьюрити движка должна только расширять базовую функциональность приложения.</text:p>
      <text:p text:style-name="P1">В частности: </text:p>
      <text:p text:style-name="P1">выдаёт список всех ролей, которые доступны текущему юзеру<text:span text:style-name="T1">:</text:span></text:p>
      <text:p text:style-name="Preformatted_20_Text">$this-&gt;get('security.context')-&gt;getToken()-&gt;getRoles();</text:p>
      <text:p text:style-name="Text_20_body">выдаёт иерархию ролей в системе.</text:p>
      <text:p text:style-name="Preformatted_20_Text">$this-&gt;get('service_container')-&gt;getParameter('security.role_hierarchy.roles');</text:p>
      <text:p text:style-name="P1"/>
      <text:p text:style-name="P1">Применение:</text:p>
      <text:p text:style-name="Preformatted_20_Text">$this-&gt;<text:span text:style-name="T1">Permission</text:span>-<text:span text:style-name="T1">&gt;isGranted($action, $permissions);</text:span></text:p>
      <text:p text:style-name="Preformatted_20_Text">$this-&gt;<text:span text:style-name="T1">Permission</text:span>-<text:span text:style-name="T1">&gt;isGranted('</text:span><text:span text:style-name="T11">engine</text:span><text:span text:style-name="T2">:</text:span><text:span text:style-name="T7">folder.read</text:span><text:span text:style-name="T1">', $permissions);</text:span></text:p>
      <text:p text:style-name="Preformatted_20_Text"><text:span text:style-name="T1">$this-&gt;Permission-&gt;isGranted('</text:span><text:span text:style-name="T12">module.smartcore.texter</text:span><text:span text:style-name="T1">:</text:span><text:span text:style-name="T8">edit</text:span><text:span text:style-name="T1">', $permissions);</text:span></text:p>
      <text:p text:style-name="Preformatted_20_Text"><text:span text:style-name="T1"/></text:p>
      <text:p text:style-name="P1">где <text:span text:style-name="T1">$permissions </text:span>это массив вида:</text:p>
      <text:p text:style-name="Preformatted_20_Text">0|read:0,write:0,view:0;5|read:1,write:1,view:0;</text:p>
      <text:p text:style-name="P15"/>
      <text:p text:style-name="P15">ROLE_GUEST:</text:p>
      <text:p text:style-name="P15"><text:tab/><text:span text:style-name="T11">module.smartcore.</text:span><text:span text:style-name="T10">news</text:span>:<text:span text:style-name="T6">create</text:span>: false</text:p>
      <text:p text:style-name="P15"><text:tab/><text:span text:style-name="T10">engine</text:span>:<text:span text:style-name="T6">folder.read</text:span>: false</text:p>
      <text:p text:style-name="P15"><text:tab/></text:p>
      <text:h text:style-name="Heading_20_2" text:outline-level="2"><text:soft-page-break/>Логика</text:h>
      <text:p text:style-name="Text_20_body">В принципе во многом будет похоже на Друпал <text:a xlink:type="simple" xlink:href="http://cms_drupal/#overlay=admin/people/permissions">http://cms_drupal/#overlay=admin/people/permissions</text:a> </text:p>
      <text:list xml:id="list26545625" text:style-name="L6">
        <text:list-item>
          <text:p text:style-name="P12">В системе будет полный список прав, разгруппированый (<text:span text:style-name="T3">engine_permissions_groups</text:span>) по модулям. Каждый модуль при инсталляции будет прописывать в таблицу прав (<text:span text:style-name="T3">engine_permissions</text:span>) свои данные, а также значения доступа по умолчанию.</text:p>
        </text:list-item>
      </text:list>
      <text:h text:style-name="Heading_20_2" text:outline-level="2">Действия</text:h>
      <text:p text:style-name="P2">engine <text:span text:style-name="T2">- движок</text:span></text:p>
      <text:list xml:id="list20659763" text:style-name="L2">
        <text:list-item>
          <text:p text:style-name="P10"><text:span text:style-name="T1">admin.user.register —</text:span><text:span text:style-name="T2"> Регистрация новых пользователей.</text:span></text:p>
        </text:list-item>
        <text:list-item>
          <text:p text:style-name="P10"><text:span text:style-name="T1">admin.user.manager —</text:span><text:span text:style-name="T2"> Управление пользователями.</text:span></text:p>
        </text:list-item>
        <text:list-item>
          <text:p text:style-name="P7">admin.module.install</text:p>
        </text:list-item>
        <text:list-item>
          <text:p text:style-name="P7">folder.read —<text:span text:style-name="T2"> право читать папку.</text:span></text:p>
        </text:list-item>
        <text:list-item>
          <text:p text:style-name="P7">folder.write — право создавать папки в текущей папке, а также редактировать текущую.</text:p>
        </text:list-item>
        <text:list-item>
          <text:p text:style-name="P7">folder.view</text:p>
        </text:list-item>
        <text:list-item>
          <text:p text:style-name="P7">node.read</text:p>
        </text:list-item>
        <text:list-item>
          <text:p text:style-name="P7">node.write</text:p>
        </text:list-item>
      </text:list>
      <text:p text:style-name="P1">module.smartcore.texter</text:p>
      <text:list xml:id="list20670523" text:style-name="L3">
        <text:list-item>
          <text:p text:style-name="P5">write</text:p>
        </text:list-item>
      </text:list>
      <text:p text:style-name="P1">module.smartcore.<text:span text:style-name="T1">comments</text:span></text:p>
      <text:p text:style-name="P1">module.smartcore.<text:span text:style-name="T1">news</text:span></text:p>
      <text:list xml:id="list20684268" text:style-name="L4">
        <text:list-item>
          <text:p text:style-name="P8">create</text:p>
        </text:list-item>
        <text:list-item>
          <text:p text:style-name="P11"><text:span text:style-name="T1">update.self</text:span></text:p>
        </text:list-item>
        <text:list-item>
          <text:p text:style-name="P11"><text:span text:style-name="T1">delete.self</text:span></text:p>
        </text:list-item>
      </text:list>
      <text:h text:style-name="P14" text:outline-level="1">Site</text:h>
      <text:p text:style-name="P1">Экземпляр сайта.</text:p>
      <text:h text:style-name="Heading_20_1" text:outline-level="1">Сервисы</text:h>
      <text:list xml:id="list20658286" text:style-name="L5">
        <text:list-item>
          <text:p text:style-name="P9">engine.breadcrumbs</text:p>
        </text:list-item>
        <text:list-item>
          <text:p text:style-name="P9">engine.env (alias for engine.environment)</text:p>
        </text:list-item>
        <text:list-item>
          <text:p text:style-name="P9">engine.html</text:p>
        </text:list-item>
        <text:list-item>
          <text:p text:style-name="P9">engine.site</text:p>
        </text:list-item>
        <text:list-item>
          <text:p text:style-name="P9">engine.setting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Verdana" svg:font-family="Verdana"/>
    <style:font-face style:name="Consolas" svg:font-family="Consolas" style:font-family-generic="modern" style:font-pitch="fixed"/>
    <style:font-face style:name="Consolas1" svg:font-family="Consolas" style:font-adornments="Обычный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9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9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 style:font-size-asian="10.5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Verdana" fo:font-size="12pt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padding="0cm" fo:border-left="none" fo:border-right="none" fo:border-top="none" fo:border-bottom="0.002cm solid #000000" style:shadow="none"/>
      <style:text-properties fo:color="#000080" fo:font-size="2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nsolas1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7T17:52:38.41</meta:creation-date>
    <dc:title>digi</dc:title>
    <meta:editing-duration>P1DT17H20M45S</meta:editing-duration>
    <meta:editing-cycles>226</meta:editing-cycles>
    <meta:generator>LibreOffice/3.3$Win32 LibreOffice_project/330m19$Build-401</meta:generator>
    <dc:date>2012-05-20T07:32:03.56</dc:date>
    <dc:creator>Артем Рыжков</dc:creator>
    <meta:document-statistic meta:table-count="0" meta:image-count="0" meta:object-count="0" meta:page-count="2" meta:paragraph-count="60" meta:word-count="202" meta:character-count="2084"/>
    <meta:template xlink:type="simple" xlink:actuate="onRequest" xlink:title="digi" xlink:href="../../../../LibreOffice/3/user/template/digi.ott" meta:date="2011-12-07T17:52:38.41"/>
  </office:meta>
</office:document-meta>
</file>